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 style:data-style-name="N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order="0.06pt solid #000000"/>
      <style:map style:condition="cell-content()&gt;[.B$3]" style:apply-style-name="Above" style:base-cell-address="Sheet1.B4"/>
      <style:map style:condition="cell-content()&lt;[.B$3]" style:apply-style-name="Below" style:base-cell-address="Sheet1.B4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6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CU5 Outpatient Cost Models</text:p>
          </table:table-cell>
          <table:covered-table-cell table:number-columns-repeated="2" table:style-name="ce1"/>
        </table:table-row>
        <table:table-row table:style-name="ro1">
          <table:table-cell table:style-name="Default"/>
          <table:table-cell table:style-name="ce4" office:value-type="string" calcext:value-type="string">
            <text:p><text:s text:c="4"/>PreID</text:p>
          </table:table-cell>
          <table:table-cell table:style-name="ce4" office:value-type="string" calcext:value-type="string">
            <text:p><text:s text:c="4"/>GeoID</text:p>
          </table:table-cell>
          <table:table-cell table:style-name="ce4" office:value-type="string" calcext:value-type="string">
            <text:p><text:s/>NoAssist</text:p>
          </table:table-cell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5" office:value-type="float" office:value="35872.93" calcext:value-type="float">
            <text:p>35,873</text:p>
          </table:table-cell>
          <table:table-cell table:style-name="ce5" office:value-type="float" office:value="50188.03" calcext:value-type="float">
            <text:p>50,188</text:p>
          </table:table-cell>
          <table:table-cell table:style-name="ce5" office:value-type="float" office:value="89889.09" calcext:value-type="float">
            <text:p>89,889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29936.46" calcext:value-type="float">
            <text:p>29,936</text:p>
          </table:table-cell>
          <table:table-cell office:value-type="float" office:value="55375.93" calcext:value-type="float">
            <text:p>55,376</text:p>
          </table:table-cell>
          <table:table-cell office:value-type="float" office:value="85877.88" calcext:value-type="float">
            <text:p>85,878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26283.48" calcext:value-type="float">
            <text:p>26,283</text:p>
          </table:table-cell>
          <table:table-cell office:value-type="float" office:value="29545.24" calcext:value-type="float">
            <text:p>29,545</text:p>
          </table:table-cell>
          <table:table-cell office:value-type="float" office:value="68455.74" calcext:value-type="float">
            <text:p>68,456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59400.75" calcext:value-type="float">
            <text:p>59,401</text:p>
          </table:table-cell>
          <table:table-cell office:value-type="float" office:value="32899.57" calcext:value-type="float">
            <text:p>32,900</text:p>
          </table:table-cell>
          <table:table-cell office:value-type="float" office:value="73944.55" calcext:value-type="float">
            <text:p>73,945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35872.93" calcext:value-type="float">
            <text:p>35,873</text:p>
          </table:table-cell>
          <table:table-cell office:value-type="float" office:value="50188.03" calcext:value-type="float">
            <text:p>50,188</text:p>
          </table:table-cell>
          <table:table-cell office:value-type="float" office:value="179944.55" calcext:value-type="float">
            <text:p>179,94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93853.13" calcext:value-type="float">
            <text:p>93,853</text:p>
          </table:table-cell>
          <table:table-cell office:value-type="float" office:value="161969.02" calcext:value-type="float">
            <text:p>161,969</text:p>
          </table:table-cell>
          <table:table-cell office:value-type="float" office:value="135264.31" calcext:value-type="float">
            <text:p>135,264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38865.04" calcext:value-type="float">
            <text:p>38,865</text:p>
          </table:table-cell>
          <table:table-cell office:value-type="float" office:value="45094.02" calcext:value-type="float">
            <text:p>45,094</text:p>
          </table:table-cell>
          <table:table-cell office:value-type="float" office:value="125995.57" calcext:value-type="float">
            <text:p>125,996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49527.37" calcext:value-type="float">
            <text:p>49,527</text:p>
          </table:table-cell>
          <table:table-cell office:value-type="float" office:value="107401.71" calcext:value-type="float">
            <text:p>107,402</text:p>
          </table:table-cell>
          <table:table-cell office:value-type="float" office:value="78060.98" calcext:value-type="float">
            <text:p>78,06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2936.46" calcext:value-type="float">
            <text:p>42,936</text:p>
          </table:table-cell>
          <table:table-cell office:value-type="float" office:value="175094.02" calcext:value-type="float">
            <text:p>175,094</text:p>
          </table:table-cell>
          <table:table-cell office:value-type="float" office:value="144944.55" calcext:value-type="float">
            <text:p>144,945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35872.93" calcext:value-type="float">
            <text:p>35,873</text:p>
          </table:table-cell>
          <table:table-cell office:value-type="float" office:value="50188.03" calcext:value-type="float">
            <text:p>50,188</text:p>
          </table:table-cell>
          <table:table-cell office:value-type="float" office:value="62444.55" calcext:value-type="float">
            <text:p>62,445</text:p>
          </table:table-cell>
        </table:table-row>
        <calcext:conditional-formats>
          <calcext:conditional-format calcext:target-range-address="Sheet1.B4:Sheet1.D12">
            <calcext:condition calcext:apply-style-name="Above" calcext:value="&gt;[.B$3]" calcext:base-cell-address="Sheet1.B4"/>
            <calcext:condition calcext:apply-style-name="Below" calcext:value="&lt;[.B$3]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/>
    </style:style>
    <style:style style:name="Above" style:family="table-cell" style:parent-style-name="Default">
      <style:table-cell-properties fo:background-color="#ffff99"/>
    </style:style>
    <style:style style:name="Below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3:35:15.429352874</meta:creation-date>
    <dc:date>2015-07-02T13:56:54.975308901</dc:date>
    <meta:editing-duration>PT21M38S</meta:editing-duration>
    <meta:editing-cycles>3</meta:editing-cycles>
    <meta:generator>LibreOffice/4.4.2.2$Linux_X86_64 LibreOffice_project/40m0$Build-2</meta:generator>
    <meta:document-statistic meta:table-count="1" meta:cell-count="44" meta:object-count="0"/>
  </office:meta>
</office:document-meta>
</file>